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list-style-name="WWNum1"/>
    <style:style style:name="P2" style:family="paragraph" style:parent-style-name="Heading_20_2" style:list-style-name="WWNum1"/>
    <style:style style:name="P3" style:family="paragraph" style:parent-style-name="Heading_20_3" style:list-style-name="WWNum1"/>
    <style:style style:name="P4" style:family="paragraph" style:parent-style-name="Standard">
      <style:text-properties style:font-name-complex="Calibri1"/>
    </style:style>
    <style:style style:name="P5" style:family="paragraph" style:parent-style-name="Standard" style:master-page-name="Standard">
      <style:paragraph-properties fo:text-align="center" style:justify-single-word="false" style:page-number="auto"/>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name-complex="Calibri1"/>
    </style:style>
    <style:style style:name="T3" style:family="text">
      <style:text-properties fo:language="en" fo:country="US"/>
    </style:style>
    <style:style style:name="T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TEMPLATE DEL DOCUMENTO DI SPECIFICA DEI REQUISITI</text:span></text:p>
      <text:p text:style-name="Standard"/>
      <text:p text:style-name="Standard"><text:span text:style-name="T2">Quello che segue è un possibile scheletro del documento di Software Requirement Specification (SRS).</text:span></text:p>
      <text:p text:style-name="Standard"><text:span text:style-name="T2">Ovviamente il documento deve avere anche un titolo, riportare i nomi degli autori e tenere traccia delle varie versioni.</text:span></text:p>
      <text:p text:style-name="P4"/>
      <text:list xml:id="list2514453375" text:style-name="WWNum1">
        <text:list-item>
          <text:h text:style-name="P1" text:outline-level="1">Introduzione</text:h>
        </text:list-item>
      </text:list>
      <text:p text:style-name="Standard">Questo capitolo descrive il significato generale del documento di SRS, a chi sia rivolto e la struttura del documento.</text:p>
      <text:p text:style-name="Standard"/>
      <text:list xml:id="list121526351512954" text:continue-numbering="true" text:style-name="WWNum1">
        <text:list-item>
          <text:list>
            <text:list-item>
              <text:h text:style-name="P2" text:outline-level="2">Obiettivi</text:h>
            </text:list-item>
          </text:list>
        </text:list-item>
      </text:list>
      <text:p text:style-name="Standard">In questa sezione va descritto lo scopo del documento di SRS e la sua struttura. Questa sezione deve essere breve: 1-2 paragrafi sono sufficienti.</text:p>
      <text:p text:style-name="Standard"/>
      <text:list xml:id="list121525742977826" text:continue-numbering="true" text:style-name="WWNum1">
        <text:list-item>
          <text:list>
            <text:list-item>
              <text:h text:style-name="P2" text:outline-level="2"><text:span text:style-name="T3">Destinatari </text:span></text:h>
            </text:list-item>
          </text:list>
        </text:list-item>
      </text:list>
      <text:p text:style-name="Standard">In questa sezione va specificato chi siano i potenziali utilizzatori e lettori del documento. </text:p>
      <text:p text:style-name="Standard">Possono venire descritte le situazioni in cui verrà utilizzato il documento di SRS, come ad esempio la progettazione e brainstorming di nuove caratteristiche, la pianificazione della durata del progetto, sprint, stima dei costi, la valutazione dei rischi, oppure, in caso di situazioni conflittuali, quando le parti coinvolte hanno visioni diverse di come debba essere il prodotto finale.</text:p>
      <text:p text:style-name="Standard"/>
      <text:list xml:id="list121525673993432" text:continue-numbering="true" text:style-name="WWNum1">
        <text:list-item>
          <text:list>
            <text:list-item>
              <text:h text:style-name="P2" text:outline-level="2">Scopo del sistema</text:h>
            </text:list-item>
          </text:list>
        </text:list-item>
      </text:list>
      <text:p text:style-name="Standard">Questa sezione descrive lo scopo del sistema da sviluppare: vanno presentate brevemente le funzionalità principali e i possibili utilizzi. Andrebbe spiegato come il sistema si differenzi da quanto già presente nel mercato.</text:p>
      <text:p text:style-name="Standard"/>
      <text:list xml:id="list121525723136138" text:continue-numbering="true" text:style-name="WWNum1">
        <text:list-item>
          <text:list>
            <text:list-item>
              <text:h text:style-name="P2" text:outline-level="2">Glossario (definizioni, acronimi e abbreviazioni)</text:h>
            </text:list-item>
          </text:list>
        </text:list-item>
      </text:list>
      <text:p text:style-name="Standard">Definisce i termini e gli acronimi utilizzati nel documento, per stabilire un linguaggio comune, soprattutto nel caso di termini tecnici o legati al particolare dominio di applicazione. Chiarire il significato di queste parole eliminerà possibili malintesi, aiuterà l'inserimento di nuovi sviluppatori e chiarirà situazioni conflittuali.</text:p>
      <text:p text:style-name="Standard"/>
      <text:p text:style-name="Standard">Le definizioni possono essere relative alla tecnologia usata, agli attori o al dominio del sistema. Si può scegliere di utilizzare degli acronimi non noti a tutte le parti coinvolte. In tal caso, se gli acronimi vengono inclusi nella tabella delle definizioni, il documento sarà più leggibile da tutti.</text:p>
      <text:p text:style-name="Standard"/>
      <text:list xml:id="list121525763945774" text:continue-numbering="true" text:style-name="WWNum1">
        <text:list-item>
          <text:h text:style-name="P1" text:outline-level="1">Descrizione generale</text:h>
          <text:list>
            <text:list-item>
              <text:h text:style-name="P2" text:outline-level="2">Caratteristiche del prodotto</text:h>
            </text:list-item>
            <text:list-item>
              <text:h text:style-name="P2" text:outline-level="2"><text:soft-page-break/>Ambiente operativo </text:h>
            </text:list-item>
            <text:list-item>
              <text:h text:style-name="P2" text:outline-level="2">Documentazione per l’utente</text:h>
            </text:list-item>
            <text:list-item>
              <text:h text:style-name="P2" text:outline-level="2">Assunzioni, vincoli e dipendenze</text:h>
            </text:list-item>
          </text:list>
        </text:list-item>
        <text:list-item>
          <text:h text:style-name="P1" text:outline-level="1">Specifica dei requisiti </text:h>
        </text:list-item>
      </text:list>
      <text:p text:style-name="Standard">Questa sezione descrive le funzionalità specifiche del prodotto e le proprietà. Poiché le due sezioni precedenti parlano del prodotto in generale, concentrandosi sugli aspetti principali e generali, qui va fatta una descrizione più approfondita.</text:p>
      <text:p text:style-name="Standard"/>
      <text:list xml:id="list121525406536213" text:continue-numbering="true" text:style-name="WWNum1">
        <text:list-item>
          <text:list>
            <text:list-item>
              <text:h text:style-name="P2" text:outline-level="2">Requisiti funzionali</text:h>
            </text:list-item>
          </text:list>
        </text:list-item>
      </text:list>
      <text:p text:style-name="Standard">I requisiti funzionali sono presentati come una lista di funzionalità offerte dal sistema. </text:p>
      <text:p text:style-name="Standard">I requisiti funzionali iniziano a descrivere le funzionalità in base alla loro importanza per l'applicazione. Piuttosto che concentrarsi sulla logica interna, descrivono la funzionalità dalla prospettiva degli utenti e del sistema.</text:p>
      <text:p text:style-name="Standard"/>
      <text:p text:style-name="Standard">I requisiti funzionali sono una sezione estesa di una specifica dei requisiti di sistema. Per descrivere tutte le caratteristiche essenziali del sistema, sono necessarie anche 4-5 pagine di contenuto. Per migliorare la leggibilità del documento, i requisiti andrebbero organizzati e numerati univocamente (con la dot notation) per categorie generali, suddivise ricorsivamente in sottocategorie, fino ad arrivare ai singoli requisiti atomici. La decomposizione riflette la prospettiva del cliente circa il wsistema commissionato</text:p>
      <text:p text:style-name="Standard"/>
      <text:list xml:id="list121525933012570" text:continue-numbering="true" text:style-name="WWNum1">
        <text:list-item>
          <text:list>
            <text:list-item>
              <text:h text:style-name="P2" text:outline-level="2">Requisiti di interfacce esterne</text:h>
              <text:list>
                <text:list-item>
                  <text:h text:style-name="P3" text:outline-level="3">Interfacce utente</text:h>
                </text:list-item>
              </text:list>
            </text:list-item>
          </text:list>
        </text:list-item>
      </text:list>
      <text:p text:style-name="Standard">Descrivono gli elementi della pagina che saranno visibili al cliente finale (lato client dell'applicazione). Possono includere (ma non sono limitati a) l'elenco delle pagine, elementi di design, temi stilistici chiave e persino elementi artistici nel caso siano essenziali per il prodotto.</text:p>
      <text:p text:style-name="Standard"/>
      <text:list xml:id="list121525020851908" text:continue-numbering="true" text:style-name="WWNum1">
        <text:list-item>
          <text:list>
            <text:list-item>
              <text:list>
                <text:list-item>
                  <text:h text:style-name="P3" text:outline-level="3">Interfacce software</text:h>
                </text:list-item>
                <text:list-item>
                  <text:h text:style-name="P3" text:outline-level="3">Interfacce hardware</text:h>
                </text:list-item>
                <text:list-item>
                  <text:h text:style-name="P3" text:outline-level="3">Interfacce di comunicazione</text:h>
                </text:list-item>
              </text:list>
            </text:list-item>
          </text:list>
        </text:list-item>
      </text:list>
      <text:p text:style-name="Standard"/>
      <text:list xml:id="list121526251379958" text:continue-numbering="true" text:style-name="WWNum1">
        <text:list-item>
          <text:list>
            <text:list-item>
              <text:h text:style-name="P2" text:outline-level="2">Requisiti non funzionali</text:h>
            </text:list-item>
          </text:list>
        </text:list-item>
      </text:list>
      <text:p text:style-name="Standard">Lista non esaustiva di requisiti non funzionali: qualità, scalabilità, sicurezza, flessibilità, portabilità, disponibilità (availability), usabilità, affidabilità (reliability), semplicità, costo, performance, manutenibilità (mantainability), requisiti legali o normativi.</text:p>
      <text:p text:style-name="Standard">Ricordarsi che deve essere possibile <text:span text:style-name="T4">misurarli</text:span>.</text:p>
      <text:p text:style-name="Standard"/>
      <text:list xml:id="list121525460015725" text:continue-numbering="true" text:style-name="WWNum1">
        <text:list-item>
          <text:list>
            <text:list-item>
              <text:list>
                <text:list-item>
                  <text:h text:style-name="P3" text:outline-level="3">Requisiti di prestazione</text:h>
                </text:list-item>
                <text:list-item>
                  <text:h text:style-name="P3" text:outline-level="3">Attributi di qualità del software</text:h>
                </text:list-item>
                <text:list-item>
                  <text:h text:style-name="P3" text:outline-level="3">Requisiti di sicurezza </text:h>
                </text:list-item>
              </text:list>
            </text:list-item>
          </text:list>
        </text:list-item>
      </text:list>
      <text:p text:style-name="Standard"/>
      <text:list xml:id="list121525161830480" text:continue-numbering="true" text:style-name="WWNum1">
        <text:list-item>
          <text:h text:style-name="P1" text:outline-level="1"><text:soft-page-break/>Appendice</text:h>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it" fo:country="IT"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it" fo:country="IT"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it" style:country-asian="IT"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in" fo:margin-bottom="0.139in" loext:contextual-spacing="false"/>
      <style:text-properties fo:color="#44546a"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olo_20_2_20_Carattere" style:display-name="Titolo 2 Carattere"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olo_20_3_20_Carattere" style:display-name="Titolo 3 Carattere" style:family="text" style:parent-style-name="Default_20_Paragraph_20_Font">
      <style:text-properties fo:color="#1f3763"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itolo_20_4_20_Carattere" style:display-name="Titolo 4 Carattere" style:family="text" style:parent-style-name="Default_20_Paragraph_20_Font">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olo_20_5_20_Carattere" style:display-name="Titolo 5 Carattere" style:family="text" style:parent-style-name="Default_20_Paragraph_20_Font">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itolo_20_6_20_Carattere" style:display-name="Titolo 6 Carattere" style:family="text" style:parent-style-name="Default_20_Paragraph_20_Font">
      <style:text-properties fo:color="#1f3763"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itolo_20_7_20_Carattere" style:display-name="Titolo 7 Carattere" style:family="text" style:parent-style-name="Default_20_Paragraph_20_Font">
      <style:text-properties fo:color="#1f3763"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olo_20_8_20_Carattere" style:display-name="Titolo 8 Carattere" style:family="text" style:parent-style-name="Default_20_Paragraph_20_Font">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Testo_20_fumetto_20_Carattere" style:display-name="Testo fumetto Carattere"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hiara Braghin</meta:initial-creator>
    <dc:creator>Chiara Braghin</dc:creator>
    <meta:editing-cycles>64</meta:editing-cycles>
    <meta:creation-date>2020-12-14T12:38:00</meta:creation-date>
    <dc:date>2021-10-14T02:52:00</dc:date>
    <meta:editing-duration>PT2H24M</meta:editing-duration>
    <meta:generator>LibreOffice/6.4.6.2$Linux_X86_64 LibreOffice_project/40$Build-2</meta:generator>
    <meta:document-statistic meta:table-count="0" meta:image-count="0" meta:object-count="0" meta:page-count="3" meta:paragraph-count="39" meta:word-count="581" meta:character-count="4145" meta:non-whitespace-character-count="361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